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-16941" calcext:value-type="float">
            <text:p>-16941</text:p>
          </table:table-cell>
          <table:table-cell/>
          <table:table-cell table:formula="of:=[.E56]-[.E55]" office:value-type="float" office:value="-10400" calcext:value-type="float">
            <text:p>-10400</text:p>
          </table:table-cell>
          <table:table-cell/>
          <table:table-cell table:formula="of:=[.H55]+[.G56]" office:value-type="float" office:value="12705" calcext:value-type="float">
            <text:p>12705</text:p>
          </table:table-cell>
          <table:table-cell/>
          <table:table-cell table:formula="of:=[.I56]-[.I55]"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12705" calcext:value-type="float">
            <text:p>12705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12705" calcext:value-type="float">
            <text:p>12705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12705" calcext:value-type="float">
            <text:p>12705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12705" calcext:value-type="float">
            <text:p>12705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12705" calcext:value-type="float">
            <text:p>12705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12705" calcext:value-type="float">
            <text:p>12705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12705" calcext:value-type="float">
            <text:p>12705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12705" calcext:value-type="float">
            <text:p>12705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12705" calcext:value-type="float">
            <text:p>12705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12705" calcext:value-type="float">
            <text:p>12705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12705" calcext:value-type="float">
            <text:p>12705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12705" calcext:value-type="float">
            <text:p>12705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12705" calcext:value-type="float">
            <text:p>12705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12705" calcext:value-type="float">
            <text:p>12705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12705" calcext:value-type="float">
            <text:p>12705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2705" calcext:value-type="float">
            <text:p>12705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2705" calcext:value-type="float">
            <text:p>12705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2705" calcext:value-type="float">
            <text:p>12705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2705" calcext:value-type="float">
            <text:p>12705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2705" calcext:value-type="float">
            <text:p>12705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2705" calcext:value-type="float">
            <text:p>12705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2705" calcext:value-type="float">
            <text:p>12705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2705" calcext:value-type="float">
            <text:p>12705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2705" calcext:value-type="float">
            <text:p>12705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2705" calcext:value-type="float">
            <text:p>12705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2705" calcext:value-type="float">
            <text:p>12705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2705" calcext:value-type="float">
            <text:p>12705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2705" calcext:value-type="float">
            <text:p>12705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2705" calcext:value-type="float">
            <text:p>12705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2705" calcext:value-type="float">
            <text:p>12705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2705" calcext:value-type="float">
            <text:p>12705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2705" calcext:value-type="float">
            <text:p>12705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2705" calcext:value-type="float">
            <text:p>12705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2705" calcext:value-type="float">
            <text:p>12705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2705" calcext:value-type="float">
            <text:p>12705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2705" calcext:value-type="float">
            <text:p>12705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2705" calcext:value-type="float">
            <text:p>12705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2705" calcext:value-type="float">
            <text:p>12705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2705" calcext:value-type="float">
            <text:p>12705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2705" calcext:value-type="float">
            <text:p>12705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2705" calcext:value-type="float">
            <text:p>12705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2705" calcext:value-type="float">
            <text:p>12705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2705" calcext:value-type="float">
            <text:p>12705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2705" calcext:value-type="float">
            <text:p>12705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2705" calcext:value-type="float">
            <text:p>12705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2705" calcext:value-type="float">
            <text:p>12705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2705" calcext:value-type="float">
            <text:p>12705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2705" calcext:value-type="float">
            <text:p>12705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2705" calcext:value-type="float">
            <text:p>12705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2705" calcext:value-type="float">
            <text:p>12705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2705" calcext:value-type="float">
            <text:p>12705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2705" calcext:value-type="float">
            <text:p>12705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2705" calcext:value-type="float">
            <text:p>12705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 style:data-style-name="N2" text:time-value="00:23:05.718981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22T00:29:50.139388732</dc:date>
    <meta:editing-cycles>64</meta:editing-cycles>
    <meta:editing-duration>P7DT8H16M6S</meta:editing-duration>
    <meta:generator>LibreOffice/6.0.3.2$Linux_X86_64 LibreOffice_project/00m0$Build-2</meta:generator>
    <meta:document-statistic meta:table-count="1" meta:cell-count="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